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Application utilisant API Instagram et Google Map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Node JS, Angula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rthur : API Instagram</text:p>
              </text:list-item>
              <text:list-item>
                <text:p>Gilles : API Instagram</text:p>
              </text:list-item>
              <text:list-item>
                <text:p>Nathan : HTML, CSS, JS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6</meta:editing-cycles>
    <meta:editing-duration>PT1H2M53S</meta:editing-duration>
    <dc:date>2018-04-08T17:55:23.62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